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6a9955" loext:opacity="100%" style:font-name="Consolas" fo:font-size="10.5pt" fo:font-weight="normal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Contenedor principal: dos columnas (tabla izquierda + formulario derecha) */</text:p>
      <text:p text:style-name="P2"><text:span text:style-name="T1">.alta-ingreso-container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20px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max-width</text:span><text:span text:style-name="T3">: </text:span><text:span text:style-name="T5">1200px</text:span><text:span text:style-name="T3">;</text:span></text:p>
      <text:p text:style-name="P3">  <text:span text:style-name="T2">margin</text:span><text:span text:style-name="T3">: </text:span><text:span text:style-name="T5">30px</text:span><text:span text:style-name="T3"> </text:span><text:span text:style-name="T4">auto</text:span><text:span text:style-name="T3">;</text:span></text:p>
      <text:p text:style-name="P3">  <text:span text:style-name="T2">flex-wrap</text:span><text:span text:style-name="T3">: </text:span><text:span text:style-name="T4">wrap</text:span><text:span text:style-name="T3">;</text:span></text:p>
      <text:p text:style-name="P2">}</text:p>
      <text:p text:style-name="P4"/>
      <text:p text:style-name="P1">/* Título principal centrado */</text:p>
      <text:p text:style-name="P2"><text:span text:style-name="T1">.titulo-principal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2rem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margin-bottom</text:span><text:span text:style-name="T3">: </text:span><text:span text:style-name="T5">20px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1">/* Columna izquierda: lista de ingresos */</text:p>
      <text:p text:style-name="P2"><text:span text:style-name="T1">.lista-ingresos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min-width</text:span><text:span text:style-name="T3">: </text:span><text:span text:style-name="T5">300px</text:span><text:span text:style-name="T3">;</text:span></text:p>
      <text:p text:style-name="P3">  <text:span text:style-name="T2">background-color</text:span><text:span text:style-name="T3">: </text:span><text:span text:style-name="T4">#ffffff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border-radius</text:span><text:span text:style-name="T3">: </text:span><text:span text:style-name="T5">12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2">}</text:p>
      <text:p text:style-name="P4"/>
      <text:p text:style-name="P1">/* Títulos secundarios */</text:p>
      <text:p text:style-name="P2"><text:span text:style-name="T1">.lista-ingresos</text:span> <text:span text:style-name="T1">h2</text:span>,</text:p>
      <text:p text:style-name="P2"><text:span text:style-name="T1">.formulario-ingreso</text:span> <text:span text:style-name="T1">h2</text:span> {</text:p>
      <text:p text:style-name="P3">  <text:span text:style-name="T2">margin-bottom</text:span><text:span text:style-name="T3">: </text:span><text:span text:style-name="T5">20px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1.4rem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1">/* Tabla de ingresos con scroll vertical */</text:p>
      <text:p text:style-name="P2"><text:span text:style-name="T1">.lista-ingresos</text:span> <text:span text:style-name="T1">table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order-collapse</text:span><text:span text:style-name="T3">: </text:span><text:span text:style-name="T4">collapse</text:span><text:span text:style-name="T3">;</text:span></text:p>
      <text:p text:style-name="P3">  <text:span text:style-name="T2">background-color</text:span><text:span text:style-name="T3">: </text:span><text:span text:style-name="T4">#fff</text:span><text:span text:style-name="T3">;</text:span></text:p>
      <text:p text:style-name="P3">  <text:span text:style-name="T2">border-radius</text:span><text:span text:style-name="T3">: </text:span><text:span text:style-name="T5">8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2px</text:span><text:span text:style-name="T3"> </text:span><text:span text:style-name="T5">6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08</text:span><text:span text:style-name="T3">);</text:span></text:p>
      <text:p text:style-name="P3">  <text:span text:style-name="T2">display</text:span><text:span text:style-name="T3">: </text:span><text:span text:style-name="T4">block</text:span><text:span text:style-name="T3">;        </text:span><text:span text:style-name="T7">/* Permite scroll vertical */</text:span></text:p>
      <text:p text:style-name="P3">  <text:span text:style-name="T2">max-height</text:span><text:span text:style-name="T3">: </text:span><text:span text:style-name="T5">400px</text:span><text:span text:style-name="T3">;     </text:span><text:span text:style-name="T7">/* Altura máxima visible de la tabla */</text:span></text:p>
      <text:p text:style-name="P3">  <text:span text:style-name="T2">overflow-y</text:span><text:span text:style-name="T3">: </text:span><text:span text:style-name="T4">auto</text:span><text:span text:style-name="T3">;      </text:span><text:span text:style-name="T7">/* Scroll vertical si hay más registros */</text:span></text:p>
      <text:p text:style-name="P2"><text:soft-page-break/>}</text:p>
      <text:p text:style-name="P4"/>
      <text:p text:style-name="P2"><text:span text:style-name="T1">.lista-ingresos</text:span> <text:span text:style-name="T1">thead</text:span>,</text:p>
      <text:p text:style-name="P2"><text:span text:style-name="T1">.lista-ingresos</text:span> <text:span text:style-name="T1">tbody</text:span> <text:span text:style-name="T1">tr</text:span> {</text:p>
      <text:p text:style-name="P3">  <text:span text:style-name="T2">display</text:span><text:span text:style-name="T3">: </text:span><text:span text:style-name="T4">table</text:span><text:span text:style-name="T3">;</text:span>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table-layout</text:span><text:span text:style-name="T3">: </text:span><text:span text:style-name="T4">fixed</text:span><text:span text:style-name="T3">;   </text:span><text:span text:style-name="T7">/* Mantiene ancho de columnas uniforme */</text:span></text:p>
      <text:p text:style-name="P2">}</text:p>
      <text:p text:style-name="P4"/>
      <text:p text:style-name="P2"><text:span text:style-name="T1">.lista-ingresos</text:span> <text:span text:style-name="T1">th</text:span>,</text:p>
      <text:p text:style-name="P2"><text:span text:style-name="T1">.lista-ingresos</text:span> <text:span text:style-name="T1">td</text:span> {</text:p>
      <text:p text:style-name="P3">  <text:span text:style-name="T2">padding</text:span><text:span text:style-name="T3">: </text:span><text:span text:style-name="T5">12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dd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2">}</text:p>
      <text:p text:style-name="P4"/>
      <text:p text:style-name="P2"><text:span text:style-name="T1">.lista-ingresos</text:span> <text:span text:style-name="T1">th</text:span> {</text:p>
      <text:p text:style-name="P3">  <text:span text:style-name="T2">background-color</text:span><text:span text:style-name="T3">: </text:span><text:span text:style-name="T4">#f8f9fa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2">}</text:p>
      <text:p text:style-name="P4"/>
      <text:p text:style-name="P1">/* Botones dentro de la tabla con colores armoniosos */</text:p>
      <text:p text:style-name="P2"><text:span text:style-name="T1">.acciones</text:span> <text:span text:style-name="T1">button</text:span> {</text:p>
      <text:p text:style-name="P3">  <text:span text:style-name="T2">margin</text:span><text:span text:style-name="T3">: </text:span><text:span text:style-name="T5">2px</text:span><text:span text:style-name="T3">;</text:span></text:p>
      <text:p text:style-name="P3">  <text:span text:style-name="T2">padding</text:span><text:span text:style-name="T3">: </text:span><text:span text:style-name="T5">6px</text:span><text:span text:style-name="T3"> </text:span><text:span text:style-name="T5">12px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0.85rem</text:span><text:span text:style-name="T3">;</text:span></text:p>
      <text:p text:style-name="P3">  <text:span text:style-name="T2">color</text:span><text:span text:style-name="T3">: </text:span><text:span text:style-name="T4">#fff</text:span><text:span text:style-name="T3">;</text:span></text:p>
      <text:p text:style-name="P2">}</text:p>
      <text:p text:style-name="P4"/>
      <text:p text:style-name="P1">/* Botón Editar: azul claro */</text:p>
      <text:p text:style-name="P2"><text:span text:style-name="T1">.acciones</text:span> <text:span text:style-name="T1">button:first-child</text:span> {</text:p>
      <text:p text:style-name="P3">  <text:span text:style-name="T2">background-color</text:span><text:span text:style-name="T3">: </text:span><text:span text:style-name="T4">#3399ff</text:span><text:span text:style-name="T3">;</text:span></text:p>
      <text:p text:style-name="P2">}</text:p>
      <text:p text:style-name="P4"/>
      <text:p text:style-name="P2"><text:span text:style-name="T1">.acciones</text:span> <text:span text:style-name="T1">button:first-child:hover</text:span> {</text:p>
      <text:p text:style-name="P3">  <text:span text:style-name="T2">background-color</text:span><text:span text:style-name="T3">: </text:span><text:span text:style-name="T4">#0077cc</text:span><text:span text:style-name="T3">;</text:span></text:p>
      <text:p text:style-name="P2">}</text:p>
      <text:p text:style-name="P4"/>
      <text:p text:style-name="P1">/* Botón Eliminar: rojo suave */</text:p>
      <text:p text:style-name="P2"><text:span text:style-name="T1">.acciones</text:span> <text:span text:style-name="T1">button:last-child</text:span> {</text:p>
      <text:p text:style-name="P3">  <text:span text:style-name="T2">background-color</text:span><text:span text:style-name="T3">: </text:span><text:span text:style-name="T4">#ff4d4d</text:span><text:span text:style-name="T3">;</text:span></text:p>
      <text:p text:style-name="P2">}</text:p>
      <text:p text:style-name="P4"/>
      <text:p text:style-name="P2"><text:span text:style-name="T1">.acciones</text:span> <text:span text:style-name="T1">button:last-child:hover</text:span> {</text:p>
      <text:p text:style-name="P3">  <text:span text:style-name="T2">background-color</text:span><text:span text:style-name="T3">: </text:span><text:span text:style-name="T4">#cc0000</text:span><text:span text:style-name="T3">;</text:span></text:p>
      <text:p text:style-name="P2">}</text:p>
      <text:p text:style-name="P4"/>
      <text:p text:style-name="P1"><text:soft-page-break/>/* Columna derecha: formulario */</text:p>
      <text:p text:style-name="P2"><text:span text:style-name="T1">.formulario-ingreso</text:span> {</text:p>
      <text:p text:style-name="P3">  <text:span text:style-name="T2">flex</text:span><text:span text:style-name="T3">: </text:span><text:span text:style-name="T5">0.5</text:span><text:span text:style-name="T3">;</text:span></text:p>
      <text:p text:style-name="P3">  <text:span text:style-name="T2">min-width</text:span><text:span text:style-name="T3">: </text:span><text:span text:style-name="T5">250px</text:span><text:span text:style-name="T3">;</text:span></text:p>
      <text:p text:style-name="P3">  <text:span text:style-name="T2">background-color</text:span><text:span text:style-name="T3">: </text:span><text:span text:style-name="T4">#ffffff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border-radius</text:span><text:span text:style-name="T3">: </text:span><text:span text:style-name="T5">12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2">}</text:p>
      <text:p text:style-name="P4"/>
      <text:p text:style-name="P1">/* Campos del formulario */</text:p>
      <text:p text:style-name="P2"><text:span text:style-name="T1">.formulario-ingreso</text:span> <text:span text:style-name="T1">form</text:span> <text:span text:style-name="T1">div</text:span> {</text:p>
      <text:p text:style-name="P3">  <text:span text:style-name="T2">margin-bottom</text:span><text:span text:style-name="T3">: </text:span><text:span text:style-name="T5">15px</text:span><text:span text:style-name="T3">;</text:span></text:p>
      <text:p text:style-name="P2">}</text:p>
      <text:p text:style-name="P4"/>
      <text:p text:style-name="P2"><text:span text:style-name="T1">.formulario-ingreso</text:span> <text:span text:style-name="T1">label</text:span> {</text:p>
      <text:p text:style-name="P3">  <text:span text:style-name="T2">display</text:span><text:span text:style-name="T3">: </text:span><text:span text:style-name="T4">block</text:span><text:span text:style-name="T3">;</text:span></text:p>
      <text:p text:style-name="P3">  <text:span text:style-name="T2">margin-bottom</text:span><text:span text:style-name="T3">: </text:span><text:span text:style-name="T5">6px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2"><text:span text:style-name="T1">.formulario-ingreso</text:span> <text:span text:style-name="T1">input</text:span>[<text:span text:style-name="T8">type</text:span><text:span text:style-name="T9">=</text:span><text:span text:style-name="T10">"text"</text:span>],</text:p>
      <text:p text:style-name="P2"><text:span text:style-name="T1">.formulario-ingreso</text:span> <text:span text:style-name="T1">input</text:span>[<text:span text:style-name="T8">type</text:span><text:span text:style-name="T9">=</text:span><text:span text:style-name="T10">"number"</text:span>],</text:p>
      <text:p text:style-name="P2"><text:span text:style-name="T1">.formulario-ingreso</text:span> <text:span text:style-name="T1">input</text:span>[<text:span text:style-name="T8">type</text:span><text:span text:style-name="T9">=</text:span><text:span text:style-name="T10">"date"</text:span>]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2">}</text:p>
      <text:p text:style-name="P4"/>
      <text:p text:style-name="P1">/* Botón principal del formulario */</text:p>
      <text:p text:style-name="P2"><text:span text:style-name="T1">.formulario-ingreso</text:span> <text:span text:style-name="T1">button</text:span> {</text:p>
      <text:p text:style-name="P3">  <text:span text:style-name="T2">margin-top</text:span><text:span text:style-name="T3">: </text:span><text:span text:style-name="T5">10px</text:span><text:span text:style-name="T3">;</text:span></text:p>
      <text:p text:style-name="P3">  <text:span text:style-name="T2">padding</text:span><text:span text:style-name="T3">: </text:span><text:span text:style-name="T5">12px</text:span><text:span text:style-name="T3">;</text:span>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ackground-color</text:span><text:span text:style-name="T3">: </text:span><text:span text:style-name="T4">#0088fe</text:span><text:span text:style-name="T3">;</text:span></text:p>
      <text:p text:style-name="P3">  <text:span text:style-name="T2">color</text:span><text:span text:style-name="T3">: </text:span><text:span text:style-name="T4">white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2">}</text:p>
      <text:p text:style-name="P4"/>
      <text:p text:style-name="P2"><text:span text:style-name="T1">.formulario-ingreso</text:span> <text:span text:style-name="T1">button:hover</text:span> {</text:p>
      <text:p text:style-name="P3">  <text:span text:style-name="T2">background-color</text:span><text:span text:style-name="T3">: </text:span><text:span text:style-name="T4">#006fcb</text:span><text:span text:style-name="T3">;</text:span>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6:37:59.122691800</meta:creation-date>
    <dc:date>2025-08-29T16:38:02.202918100</dc:date>
    <meta:editing-duration>PT3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134" meta:word-count="373" meta:character-count="2919" meta:non-whitespace-character-count="2502"/>
  </office:meta>
</office:document-meta>
</file>